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4" draw:layer="layout" svg:width="2.5cm" svg:height="1cm" svg:x="2.532cm" svg:y="5.847cm">
          <text:p text:style-name="P1"><text:span text:style-name="T1">J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cm" svg:height="10.5cm" svg:x="9.5cm" svg:y="1cm">
          <text:p text:style-name="P3"><text:span text:style-name="T1">BICA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" draw:layer="layout" svg:width="6cm" svg:height="2.5cm" svg:x="10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378cm" svg:y1="5.866cm" svg:x2="11.378cm" svg:y2="5.866cm" draw:start-shape="id1" draw:start-glue-point="5" draw:end-shape="id1" draw:end-glue-point="5" svg:d="">
          <text:p/>
        </draw:connector>
        <draw:frame draw:style-name="gr5" draw:text-style-name="P4" draw:id="id6" draw:layer="layout" svg:width="2cm" svg:height="1.25cm" svg:x="10.5cm" svg:y="6.25cm">
          <draw:text-box>
            <text:p><text:span text:style-name="T1">Interfaz</text:span></text:p>
            <text:p><text:span text:style-name="T1">ICE</text:span></text:p>
          </draw:text-box>
        </draw:frame>
        <draw:frame draw:style-name="gr6" draw:text-style-name="P4" draw:layer="layout" svg:width="3.338cm" svg:height="1.199cm" svg:x="12.654cm" svg:y="6.301cm">
          <draw:text-box>
            <text:p><text:span text:style-name="T1">Componente B</text:span></text:p>
            <text:p><text:span text:style-name="T1"/></text:p>
          </draw:text-box>
        </draw:frame>
        <draw:line draw:style-name="gr4" draw:text-style-name="P1" draw:layer="layout" svg:x1="12.5cm" svg:y1="5.5cm" svg:x2="12.5cm" svg:y2="8cm">
          <text:p/>
        </draw:line>
        <draw:custom-shape draw:style-name="gr3" draw:text-style-name="P2" draw:id="id2" draw:layer="layout" svg:width="6cm" svg:height="2.5cm" svg:x="10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378cm" svg:y1="8.866cm" svg:x2="11.378cm" svg:y2="8.866cm" draw:start-shape="id2" draw:start-glue-point="5" draw:end-shape="id2" draw:end-glue-point="5" svg:d="">
          <text:p/>
        </draw:connector>
        <draw:frame draw:style-name="gr5" draw:text-style-name="P4" draw:id="id7" draw:layer="layout" svg:width="2cm" svg:height="1.25cm" svg:x="10.5cm" svg:y="9.25cm">
          <draw:text-box>
            <text:p><text:span text:style-name="T1">Interfaz</text:span></text:p>
            <text:p><text:span text:style-name="T1">ICE</text:span></text:p>
          </draw:text-box>
        </draw:frame>
        <draw:frame draw:style-name="gr6" draw:text-style-name="P4" draw:layer="layout" svg:width="3.36cm" svg:height="1.199cm" svg:x="12.654cm" svg:y="9.301cm">
          <draw:text-box>
            <text:p><text:span text:style-name="T1">Componente C</text:span></text:p>
            <text:p><text:span text:style-name="T1"/></text:p>
          </draw:text-box>
        </draw:frame>
        <draw:line draw:style-name="gr4" draw:text-style-name="P1" draw:layer="layout" svg:x1="12.5cm" svg:y1="8.5cm" svg:x2="12.5cm" svg:y2="11cm">
          <text:p/>
        </draw:line>
        <draw:custom-shape draw:style-name="gr3" draw:text-style-name="P2" draw:id="id3" draw:layer="layout" svg:width="6cm" svg:height="2.5cm" svg:x="1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378cm" svg:y1="2.866cm" svg:x2="11.378cm" svg:y2="2.866cm" draw:start-shape="id3" draw:start-glue-point="5" draw:end-shape="id3" draw:end-glue-point="5" svg:d="">
          <text:p/>
        </draw:connector>
        <draw:frame draw:style-name="gr5" draw:text-style-name="P4" draw:id="id5" draw:layer="layout" svg:width="2cm" svg:height="1.25cm" svg:x="10.5cm" svg:y="3.25cm">
          <draw:text-box>
            <text:p><text:span text:style-name="T1">Interfaz</text:span></text:p>
            <text:p><text:span text:style-name="T1">ICE</text:span></text:p>
          </draw:text-box>
        </draw:frame>
        <draw:frame draw:style-name="gr6" draw:text-style-name="P4" draw:layer="layout" svg:width="3.313cm" svg:height="1.199cm" svg:x="12.654cm" svg:y="3.301cm">
          <draw:text-box>
            <text:p><text:span text:style-name="T1">Componente A</text:span></text:p>
            <text:p><text:span text:style-name="T1"/></text:p>
          </draw:text-box>
        </draw:frame>
        <draw:line draw:style-name="gr4" draw:text-style-name="P1" draw:layer="layout" svg:x1="12.5cm" svg:y1="2.5cm" svg:x2="12.5cm" svg:y2="5cm">
          <text:p/>
        </draw:line>
        <draw:connector draw:style-name="gr7" draw:text-style-name="P1" draw:layer="layout" draw:type="line" svg:x1="5.032cm" svg:y1="6.347cm" svg:x2="10.5cm" svg:y2="3.875cm" draw:start-shape="id4" draw:start-glue-point="1" draw:end-shape="id5" draw:end-glue-point="3" svg:d="m5032 6347 5468-2472">
          <text:p/>
        </draw:connector>
        <draw:connector draw:style-name="gr7" draw:text-style-name="P1" draw:layer="layout" draw:type="line" svg:x1="5.032cm" svg:y1="6.347cm" svg:x2="10.5cm" svg:y2="6.875cm" draw:start-shape="id4" draw:start-glue-point="1" draw:end-shape="id6" draw:end-glue-point="3" svg:d="m5032 6347 5468 528">
          <text:p/>
        </draw:connector>
        <draw:connector draw:style-name="gr7" draw:text-style-name="P1" draw:layer="layout" draw:type="line" svg:x1="5.032cm" svg:y1="6.347cm" svg:x2="10.5cm" svg:y2="9.875cm" draw:start-shape="id4" draw:start-glue-point="1" draw:end-shape="id7" draw:end-glue-point="3" svg:d="m5032 6347 5468 35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5-16T07:59:27</meta:creation-date>
    <dc:date>2012-05-18T16:55:35</dc:date>
    <dc:creator>Gonzalo Abella</dc:creator>
    <meta:editing-duration>PT00H10M34S</meta:editing-duration>
    <meta:editing-cycles>2</meta:editing-cycles>
    <meta:generator>OpenOffice.org/3.2$Linux OpenOffice.org_project/320m12$Build-9483</meta:generator>
    <meta:document-statistic meta:object-count="20"/>
  </office:meta>
</office:document-meta>
</file>